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/>
    </style:style>
  </office:automatic-styles>
  <office:body>
    <office:spreadsheet>
      <table:table table:name="Inflation Calculator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2" office:value-type="currency" office:currency="USD" office:value="100">
            <text:p>$100.00</text:p>
          </table:table-cell>
          <table:table-cell office:value-type="string">
            <text:p><text:s/>= Initial Price</text:p>
          </table:table-cell>
        </table:table-row>
        <table:table-row table:style-name="ro1">
          <table:table-cell table:number-columns-repeated="3"/>
          <table:table-cell table:style-name="ce3" office:value-type="percentage" office:value="0.05">
            <text:p>5.00%</text:p>
          </table:table-cell>
          <table:table-cell office:value-type="string">
            <text:p><text:s/>= Inflatio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Year</text:p>
          </table:table-cell>
          <table:table-cell office:value-type="string">
            <text:p>Pric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.D3]" office:value-type="currency" office:currency="USD" office:value="100">
            <text:p>$100.0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E9]*(1+[.$D$4])" office:value-type="currency" office:currency="USD" office:value="105">
            <text:p>$105.00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E10]*(1+[.$D$4])" office:value-type="currency" office:currency="USD" office:value="110.25">
            <text:p>$110.25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E11]*(1+[.$D$4])" office:value-type="currency" office:currency="USD" office:value="115.7625">
            <text:p>$115.76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E12]*(1+[.$D$4])" office:value-type="currency" office:currency="USD" office:value="121.550625">
            <text:p>$121.55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E13]*(1+[.$D$4])" office:value-type="currency" office:currency="USD" office:value="127.62815625">
            <text:p>$127.63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E14]*(1+[.$D$4])" office:value-type="currency" office:currency="USD" office:value="134.0095640625">
            <text:p>$134.01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E15]*(1+[.$D$4])" office:value-type="currency" office:currency="USD" office:value="140.710042265625">
            <text:p>$140.71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E16]*(1+[.$D$4])" office:value-type="currency" office:currency="USD" office:value="147.745544378906">
            <text:p>$147.75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E17]*(1+[.$D$4])" office:value-type="currency" office:currency="USD" office:value="155.132821597852">
            <text:p>$155.13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E18]*(1+[.$D$4])" office:value-type="currency" office:currency="USD" office:value="162.889462677744">
            <text:p>$162.89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E19]*(1+[.$D$4])" office:value-type="currency" office:currency="USD" office:value="171.033935811631">
            <text:p>$171.03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E20]*(1+[.$D$4])" office:value-type="currency" office:currency="USD" office:value="179.585632602213">
            <text:p>$179.59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E21]*(1+[.$D$4])" office:value-type="currency" office:currency="USD" office:value="188.564914232324">
            <text:p>$188.56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E22]*(1+[.$D$4])" office:value-type="currency" office:currency="USD" office:value="197.99315994394">
            <text:p>$197.99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E23]*(1+[.$D$4])" office:value-type="currency" office:currency="USD" office:value="207.892817941137">
            <text:p>$207.89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E24]*(1+[.$D$4])" office:value-type="currency" office:currency="USD" office:value="218.287458838194">
            <text:p>$218.29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E25]*(1+[.$D$4])" office:value-type="currency" office:currency="USD" office:value="229.201831780103">
            <text:p>$229.20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E26]*(1+[.$D$4])" office:value-type="currency" office:currency="USD" office:value="240.661923369109">
            <text:p>$240.66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E27]*(1+[.$D$4])" office:value-type="currency" office:currency="USD" office:value="252.695019537564">
            <text:p>$252.70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E28]*(1+[.$D$4])" office:value-type="currency" office:currency="USD" office:value="265.329770514442">
            <text:p>$265.33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formula="of:=[.E29]*(1+[.$D$4])" office:value-type="currency" office:currency="USD" office:value="278.596259040164">
            <text:p>$278.60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formula="of:=[.E30]*(1+[.$D$4])" office:value-type="currency" office:currency="USD" office:value="292.526071992173">
            <text:p>$292.53</text:p>
          </table:table-cell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formula="of:=[.E31]*(1+[.$D$4])" office:value-type="currency" office:currency="USD" office:value="307.152375591781">
            <text:p>$307.15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formula="of:=[.E32]*(1+[.$D$4])" office:value-type="currency" office:currency="USD" office:value="322.50999437137">
            <text:p>$322.51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E33]*(1+[.$D$4])" office:value-type="currency" office:currency="USD" office:value="338.635494089939">
            <text:p>$338.64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formula="of:=[.E34]*(1+[.$D$4])" office:value-type="currency" office:currency="USD" office:value="355.567268794436">
            <text:p>$355.57</text:p>
          </table:table-cell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formula="of:=[.E35]*(1+[.$D$4])" office:value-type="currency" office:currency="USD" office:value="373.345632234158">
            <text:p>$373.35</text:p>
          </table:table-cell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formula="of:=[.E36]*(1+[.$D$4])" office:value-type="currency" office:currency="USD" office:value="392.012913845865">
            <text:p>$392.01</text:p>
          </table:table-cell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formula="of:=[.E37]*(1+[.$D$4])" office:value-type="currency" office:currency="USD" office:value="411.613559538159">
            <text:p>$411.61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E38]*(1+[.$D$4])" office:value-type="currency" office:currency="USD" office:value="432.194237515067">
            <text:p>$432.19</text:p>
          </table:table-cell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formula="of:=[.E39]*(1+[.$D$4])" office:value-type="currency" office:currency="USD" office:value="453.80394939082">
            <text:p>$453.80</text:p>
          </table:table-cell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formula="of:=[.E40]*(1+[.$D$4])" office:value-type="currency" office:currency="USD" office:value="476.494146860361">
            <text:p>$476.49</text:p>
          </table:table-cell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formula="of:=[.E41]*(1+[.$D$4])" office:value-type="currency" office:currency="USD" office:value="500.318854203379">
            <text:p>$500.32</text:p>
          </table:table-cell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formula="of:=[.E42]*(1+[.$D$4])" office:value-type="currency" office:currency="USD" office:value="525.334796913548">
            <text:p>$525.33</text:p>
          </table:table-cell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E43]*(1+[.$D$4])" office:value-type="currency" office:currency="USD" office:value="551.601536759226">
            <text:p>$551.60</text:p>
          </table:table-cell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[.E44]*(1+[.$D$4])" office:value-type="currency" office:currency="USD" office:value="579.181613597187">
            <text:p>$579.18</text:p>
          </table:table-cell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table:formula="of:=[.E45]*(1+[.$D$4])" office:value-type="currency" office:currency="USD" office:value="608.140694277046">
            <text:p>$608.14</text:p>
          </table:table-cell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table:formula="of:=[.E46]*(1+[.$D$4])" office:value-type="currency" office:currency="USD" office:value="638.547728990899">
            <text:p>$638.55</text:p>
          </table:table-cell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table:formula="of:=[.E47]*(1+[.$D$4])" office:value-type="currency" office:currency="USD" office:value="670.475115440444">
            <text:p>$670.48</text:p>
          </table:table-cell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E48]*(1+[.$D$4])" office:value-type="currency" office:currency="USD" office:value="703.998871212466">
            <text:p>$704.00</text:p>
          </table:table-cell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 table:formula="of:=[.E49]*(1+[.$D$4])" office:value-type="currency" office:currency="USD" office:value="739.198814773089">
            <text:p>$739.20</text:p>
          </table:table-cell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formula="of:=[.E50]*(1+[.$D$4])" office:value-type="currency" office:currency="USD" office:value="776.158755511744">
            <text:p>$776.16</text:p>
          </table:table-cell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table:formula="of:=[.E51]*(1+[.$D$4])" office:value-type="currency" office:currency="USD" office:value="814.966693287331">
            <text:p>$814.97</text:p>
          </table:table-cell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table:formula="of:=[.E52]*(1+[.$D$4])" office:value-type="currency" office:currency="USD" office:value="855.715027951698">
            <text:p>$855.72</text:p>
          </table:table-cell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E53]*(1+[.$D$4])" office:value-type="currency" office:currency="USD" office:value="898.500779349283">
            <text:p>$898.50</text:p>
          </table:table-cell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table:formula="of:=[.E54]*(1+[.$D$4])" office:value-type="currency" office:currency="USD" office:value="943.425818316747">
            <text:p>$943.43</text:p>
          </table:table-cell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table:formula="of:=[.E55]*(1+[.$D$4])" office:value-type="currency" office:currency="USD" office:value="990.597109232584">
            <text:p>$990.60</text:p>
          </table:table-cell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table:formula="of:=[.E56]*(1+[.$D$4])" office:value-type="currency" office:currency="USD" office:value="1040.12696469421">
            <text:p>$1,040.13</text:p>
          </table:table-cell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table:formula="of:=[.E57]*(1+[.$D$4])" office:value-type="currency" office:currency="USD" office:value="1092.13331292892">
            <text:p>$1,092.13</text:p>
          </table:table-cell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E58]*(1+[.$D$4])" office:value-type="currency" office:currency="USD" office:value="1146.73997857537">
            <text:p>$1,146.74</text:p>
          </table:table-cell>
        </table:table-row>
        <table:table-row table:style-name="ro1" table:number-rows-repeated="104851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1/14/2014</text:date>, <text:time>08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4-01-14T08:06:16.42</meta:creation-date>
    <dc:date>2014-01-14T08:50:33.47</dc:date>
    <dc:creator>RCC RCCD</dc:creator>
    <meta:editing-duration>PT29M6S</meta:editing-duration>
    <meta:editing-cycles>2</meta:editing-cycles>
    <meta:generator>OpenOffice/4.0.0$Win32 OpenOffice.org_project/400m3$Build-9702</meta:generator>
    <meta:document-statistic meta:table-count="1" meta:cell-count="108" meta:object-count="0"/>
  </office:meta>
</office:document-meta>
</file>